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Standard" style:master-page-name="Index">
      <style:paragraph-properties style:page-number="auto"/>
    </style:style>
    <style:style style:name="P7" style:family="paragraph" style:parent-style-name="List">
      <style:paragraph-properties fo:margin-left="2.341cm" fo:margin-right="0cm" fo:text-indent="0cm" style:auto-text-indent="false"/>
    </style:style>
    <style:style style:name="P8" style:family="paragraph" style:parent-style-name="Heading_20_1" style:master-page-name="Standard">
      <style:paragraph-properties style:page-number="auto"/>
    </style:style>
    <style:style style:name="P9" style:family="paragraph" style:parent-style-name="Heading_20_1">
      <style:paragraph-properties fo:break-before="page"/>
    </style:style>
    <style:style style:name="P10" style:family="paragraph" style:parent-style-name="Contents_20_2">
      <style:paragraph-properties>
        <style:tab-stops>
          <style:tab-stop style:position="0cm"/>
        </style:tab-stops>
      </style:paragraph-properties>
    </style:style>
    <style:style style:name="P11" style:family="paragraph" style:parent-style-name="Contents_20_1">
      <style:paragraph-properties>
        <style:tab-stops>
          <style:tab-stop style:position="0cm"/>
          <style:tab-stop style:position="3cm"/>
        </style:tab-stops>
      </style:paragraph-properties>
    </style:style>
    <style:style style:name="P12"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2" text:anchor-type="paragraph" svg:x="0.019cm" svg:y="0.012cm" svg:width="2.545cm" svg:height="2.545cm" draw:z-index="0"><draw:image xlink:href="../lori.png" xlink:type="simple" xlink:show="embed" xlink:actuate="onLoad"/></draw:frame><draw:frame draw:style-name="fr1" draw:name="graphics3" text:anchor-type="paragraph" svg:x="8.765cm" svg:y="0.009cm" svg:width="8.814cm" svg:height="1.882cm" draw:z-index="1"><draw:image xlink:href="../inverse.jpg" xlink:type="simple" xlink:show="embed" xlink:actuate="onLoad"/></draw:frame></text:p>
      <text:p text:style-name="P2"/>
      <text:p text:style-name="P2"/>
      <text:p text:style-name="P2"/>
      <text:p text:style-name="P2"/>
      <text:p text:style-name="P2"/>
      <text:p text:style-name="P3"/>
      <text:p text:style-name="P5">Scalable OpenGroupware.org (SOGo)<text:line-break/> – Inverse Edition 1.0</text:p>
      <text:p text:style-name="P4">Mobile Devices Configuration Guide</text:p>
      <text:p text:style-name="P2"/>
      <text:p text:style-name="P6">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January 2009</text:p>
      <text:p text:style-name="P1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Chapter 1<text:tab/>About this Guide <text:s text:c="2"/><text:tab/>2</text:p>
          <text:p text:style-name="P11">Chapter 2<text:tab/>Introduction <text:s text:c="2"/><text:tab/>3</text:p>
          <text:p text:style-name="P11">Chapter 3<text:tab/>Installation <text:s text:c="2"/><text:tab/>4</text:p>
          <text:p text:style-name="P10">NextHaus SyncJe <text:s text:c="2"/><text:tab/>4</text:p>
          <text:p text:style-name="P10">Synthesis SyncML Client <text:s text:c="2"/><text:tab/>4</text:p>
          <text:p text:style-name="P10">Funambol SyncML Client <text:s text:c="2"/><text:tab/>5</text:p>
          <text:p text:style-name="P11">Chapter 4<text:tab/>Configuration <text:s text:c="2"/><text:tab/>6</text:p>
          <text:p text:style-name="P10">NextHaus SyncJe <text:s text:c="2"/><text:tab/>6</text:p>
          <text:p text:style-name="P10">Synthesis SyncML Client <text:s text:c="2"/><text:tab/>7</text:p>
          <text:p text:style-name="P10">Funambol SyncML Client <text:s text:c="2"/><text:tab/>8</text:p>
          <text:p text:style-name="P11">Chapter 5<text:tab/>Additional Information <text:s text:c="2"/><text:tab/>10</text:p>
          <text:p text:style-name="P11">Chapter 6<text:tab/>Commercial Support and Contact Information <text:s text:c="2"/><text:tab/>11</text:p>
          <text:p text:style-name="P11">Chapter 7<text:tab/>GNU Free Documentation License <text:s text:c="2"/><text:tab/>12</text:p>
        </text:index-body>
      </text:table-of-content>
      <text:p text:style-name="Standard"/>
      <text:h text:style-name="P8" text:outline-level="1">About this Guide</text:h>
      <text:p text:style-name="Standard">This guide will walk you through the installation and configuration of popular SyncML clients to be used with the Scalable OpenGroupware.org (SOGo) solution.</text:p>
      <text:p text:style-name="Standard">The instructions are based on version 1.0 of SOGo.</text:p>
      <text:p text:style-name="Standard">The latest version of this guide is available at <text:a xlink:type="simple" xlink:href="http://inverse.ca/uploads/docs/SOGo_Installation_Guide.pdf">http://inverse.ca/uploads/docs/SOGo_Mobile_Devices_Configuration_Guide_Draft.pdf</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9" text:outline-level="1">Installation</text:h>
      <text:p text:style-name="Standard">This section will guide you through the installation of popular SyncML clients on various devices.</text:p>
      <text:h text:style-name="Heading_20_2" text:outline-level="2">NextHaus SyncJe</text:h>
      <text:p text:style-name="Standard">For BlackBerry or Apple iPhone devices, the recommended SyncML client is SyncJe from NextHaus (http://www.nexthaus.com).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Code">http://www.nexthaus.com/bb/syncjebb.jad</text:p>
      <text:p text:style-name="Standard"/>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http://www.synthesis.ch)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http://www.softick.com/ppp/. Once installed, the desktop computer must be restarted.</text:p>
      <text:p text:style-name="Standard"/>
      <text:p text:style-name="Standard"><text:soft-page-break/>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Code">http://www.funambol.com/opensource/downloads.php </text:p>
      <text:p text:style-name="Standard"/>
      <text:p text:style-name="Standard">The version 6 GA or later is required. </text:p>
      <text:h text:style-name="P9" text:outline-level="1">Configuration</text:h>
      <text:p text:style-name="Standard">In this section, you'll learn how to configure the popular SyncML clients in order to fully synchronize your mobile device with SOGo.</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text:tab/>Specify the <text:span text:style-name="T2">Server URL</text:span>. If your SOGo server is <text:span text:style-name="T2">sogo.domain.com</text:span>, the URL should be <text:a xlink:type="simple" xlink:href="http://sogo.domain.com/funambol/ds"><text:span text:style-name="T2">http://sogo.domain.com/funambol/ds</text:span></text:a></text:p>
      <text:p text:style-name="List"><text:span text:style-name="T2"><text:tab/>❏<text:tab/></text:span>Specify your user name and password</text:p>
      <text:p text:style-name="List"><text:tab/>❏<text:tab/>Check the <text:span text:style-name="T2">Contacts</text:span> check box and specify 'sogo-card' as the <text:span text:style-name="T2">Foldername</text:span></text:p>
      <text:p text:style-name="List"><text:span text:style-name="T2"><text:tab/>❏<text:tab/></text:span>Check the <text:span text:style-name="T2">Calendar</text:span> check box and specify 'sogo-cal' as the <text:span text:style-name="T2">Foldername</text:span></text:p>
      <text:p text:style-name="List"><text:span text:style-name="T2"><text:tab/>❏<text:tab/></text:span>Check the <text:span text:style-name="T2">ToDo</text:span> check box and specify 'sogo-todo' as the <text:span text:style-name="T2">Foldername</text:span></text:p>
      <text:p text:style-name="List"><text:span text:style-name="T2"><text:tab/>❏<text:tab/></text:span>Check the <text:span text:style-name="T2">Auto Sync</text:span> check box if you wish to automatically synchronize contacts, events and tasks at a predefined time interval</text:p>
      <text:p text:style-name="List"><text:tab/>❏<text:tab/>Do not check the <text:span text:style-name="T2">Sync events between check box</text:span></text:p>
      <text:p text:style-name="List"><text:span text:style-name="T2"><text:tab/>❏<text:tab/></text:span>Check the <text:span text:style-name="T2">Skip saving attendees</text:span> - this will prevent the BlackBerry device from sending emails to meeting participants for events downloaded from the SOGo server</text:p>
      <text:p text:style-name="List"><text:tab/>❏<text:tab/>Check the <text:span text:style-name="T2">BIS</text:span> check box (for <text:span text:style-name="T2">BlackBerry Internet Services</text:span>)</text:p>
      <text:p text:style-name="List"><text:tab/>❏<text:tab/>Leave the other fields to the their default value</text:p>
      <text:p text:style-name="List"><text:tab/>❏<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soft-page-break/>❏<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Code">http://support.appriver.com/Customer/KBArticle.aspx?articleid=205</text:p>
      <text:p text:style-name="Standard"/>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Settings menu</text:p>
      <text:p text:style-name="List"><text:tab/>❏<text:tab/>Choose the <text:span text:style-name="T2">Clear databases</text:span> option</text:p>
      <text:p text:style-name="List"><text:tab/>❏<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text:tab/>Specify the <text:span text:style-name="T2">Server URL</text:span>. If your SOGo server is <text:span text:style-name="T2">sogo.domain.com</text:span>, the URL should be <text:soft-page-break/><text:a xlink:type="simple" xlink:href="http://sogo.domain.com/funambol/ds"><text:span text:style-name="T2">http://sogo.domain.com/funambol/ds</text:span></text:a></text:p>
      <text:p text:style-name="List"><text:tab/>❏<text:tab/>Specify your user name and password</text:p>
      <text:p text:style-name="List"><text:tab/>❏<text:tab/>Check the <text:span text:style-name="T2">Contacts</text:span>, <text:span text:style-name="T2">Events</text:span> and <text:span text:style-name="T2">Task</text:span> check boxes</text:p>
      <text:p text:style-name="List"><text:tab/>❏<text:tab/>Click on the <text:span text:style-name="T2">more...</text:span> button</text:p>
      <text:p text:style-name="List"><text:tab/>❏<text:tab/>For the <text:span text:style-name="T2">Contacts</text:span>, choose <text:span text:style-name="T2">reload device</text:span> and specify 'sogo-card' as the <text:span text:style-name="T2">Server Path</text:span></text:p>
      <text:p text:style-name="List"><text:tab/>❏<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text:tab/>For the <text:span text:style-name="T2">Tasks</text:span>, choose <text:span text:style-name="T2">reload device</text:span> and specify 'sogo-toto' as the <text:span text:style-name="T2">Server Path</text:span></text:p>
      <text:p text:style-name="List"><text:tab/>❏<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7">❏<text:tab/>From the <text:span text:style-name="T2">Tools</text:span> menu, choose <text:span text:style-name="T2">Options...</text:span></text:p>
      <text:p text:style-name="P7"><text:tab/>❏<text:tab/>Specify the <text:span text:style-name="T2">Location</text:span>. If your SOGo server is <text:span text:style-name="T2">sogo.domain.com</text:span>, the location should be <text:a xlink:type="simple" xlink:href="http://sogo.domain.com/funambol/ds">http://</text:a><text:a xlink:type="simple" xlink:href="http://sogo.domain.com/funambol/ds"><text:span text:style-name="T2">sogo.domain.com/funambol/ds</text:span></text:a></text:p>
      <text:p text:style-name="P7"><text:tab/>❏<text:tab/>Specify your username and password</text:p>
      <text:p text:style-name="P7"><text:tab/>❏<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7"><text:tab/>❏<text:tab/>Check the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7"><text:tab/>❏<text:tab/>Check the <text:span text:style-name="T2">Tasks</text:span> check box and click on the <text:span text:style-name="T2">Details </text:span>button. The synchronization type is <text:span text:style-name="T2">two-way</text:span> and the <text:span text:style-name="T2">Remote name</text:span> is 'sogo-todo'. The data format is SIF.</text:p>
      <text:p text:style-name="P7"><text:tab/>❏<text:tab/>Save the preferences.</text:p>
      <text:p text:style-name="Standard"><text:soft-page-break/></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P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3</meta:editing-cycles>
    <meta:editing-duration>PT01H14M24S</meta:editing-duration>
    <dc:date>2009-01-07T14:57:34</dc:date>
    <meta:document-statistic meta:table-count="0" meta:image-count="2" meta:object-count="0" meta:page-count="14" meta:paragraph-count="124" meta:word-count="1653" meta:character-count="10593"/>
    <meta:user-defined meta:name="Info 1"/>
    <meta:user-defined meta:name="Info 2"/>
    <meta:user-defined meta:name="Info 3"/>
    <meta:user-defined meta:name="Info 4"/>
  </office:meta>
</office:document-meta>
</file>